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fo:font-weight="normal" officeooo:rsid="0013c0b6" officeooo:paragraph-rsid="0013c0b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officeooo:paragraph-rsid="0011bb8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120a8f" officeooo:paragraph-rsid="00120a8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language="ru" fo:country="RU" officeooo:rsid="00142b7d" officeooo:paragraph-rsid="00142b7d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text-position="0% 100%" style:font-name="Arial" fo:font-size="12pt" fo:language="en" fo:country="US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1" style:font-size-complex="14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style:font-size-asian="12pt" style:font-name-complex="Arial1" style:font-size-complex="12pt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officeooo:paragraph-rsid="00120a8f" style:font-size-asian="12pt" style:font-name-complex="Arial1" style:font-size-complex="12pt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20a8f" style:font-size-asian="12pt" style:font-size-complex="12pt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e8369" style:font-size-asian="12pt" style:font-size-complex="12pt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T1" style:family="text">
      <style:text-properties fo:language="en" fo:country="US" officeooo:rsid="0013c0b6"/>
    </style:style>
    <style:style style:name="T2" style:family="text">
      <style:text-properties fo:language="en" fo:country="US" style:font-name-complex="Arial1"/>
    </style:style>
    <style:style style:name="T3" style:family="text">
      <style:text-properties fo:language="en" fo:country="US" officeooo:rsid="0011bb85" style:font-name-complex="Arial1"/>
    </style:style>
    <style:style style:name="T4" style:family="text">
      <style:text-properties fo:language="en" fo:country="US" officeooo:rsid="00120a8f" style:font-name-complex="Arial1"/>
    </style:style>
    <style:style style:name="T5" style:family="text">
      <style:text-properties fo:language="en" fo:country="US" officeooo:rsid="0017c879" style:font-name-complex="Arial1"/>
    </style:style>
    <style:style style:name="T6" style:family="text">
      <style:text-properties fo:language="en" fo:country="US" officeooo:rsid="001e70c7" style:font-name-complex="Arial1"/>
    </style:style>
    <style:style style:name="T7" style:family="text">
      <style:text-properties fo:font-size="12pt" fo:language="en" fo:country="US" style:font-size-asian="12pt" style:font-name-complex="Arial1" style:font-size-complex="12pt"/>
    </style:style>
    <style:style style:name="T8" style:family="text">
      <style:text-properties fo:font-size="12pt" fo:language="en" fo:country="US" officeooo:rsid="0011bb85" style:font-size-asian="12pt" style:font-name-complex="Arial1" style:font-size-complex="12pt"/>
    </style:style>
    <style:style style:name="T9" style:family="text">
      <style:text-properties fo:font-size="12pt" fo:language="en" fo:country="US" officeooo:rsid="001572e5" style:font-size-asian="12pt" style:font-name-complex="Arial1" style:font-size-complex="12pt"/>
    </style:style>
    <style:style style:name="T10" style:family="text">
      <style:text-properties fo:font-size="12pt" fo:language="en" fo:country="US" officeooo:rsid="001ab5b6" style:font-size-asian="12pt" style:font-name-complex="Arial1" style:font-size-complex="12pt"/>
    </style:style>
    <style:style style:name="T11" style:family="text">
      <style:text-properties fo:font-size="12pt" style:font-size-asian="12pt" style:font-name-complex="Arial1" style:font-size-complex="12pt"/>
    </style:style>
    <style:style style:name="T12" style:family="text">
      <style:text-properties style:text-position="0% 100%" fo:font-size="12pt" fo:language="en" fo:country="US" style:font-size-asian="12pt" style:font-name-complex="Arial1" style:font-size-complex="12pt"/>
    </style:style>
    <style:style style:name="T13" style:family="text">
      <style:text-properties style:text-position="0% 100%" fo:font-size="12pt" fo:language="en" fo:country="US" officeooo:rsid="0011bb85" style:font-size-asian="12pt" style:font-name-complex="Arial1" style:font-size-complex="12pt"/>
    </style:style>
    <style:style style:name="T14" style:family="text">
      <style:text-properties style:font-name="Arial" fo:font-size="12pt" fo:language="en" fo:country="US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1cfc40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11bb85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17c879" style:font-size-asian="12pt" style:font-name-complex="Arial1" style:font-size-complex="12pt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officeooo:rsid="00176b79"/>
    </style:style>
    <style:style style:name="T20" style:family="text">
      <style:text-properties officeooo:rsid="001ab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riculum Vitae</text:p>
      <text:p text:style-name="P5"/>
      <text:p text:style-name="P5">Protasevich Maxim</text:p>
      <text:p text:style-name="P2">Date of Birth: 01.10.1992</text:p>
      <text:p text:style-name="P2">Place: Belarus, Minsk, street Kalinovskogo, 83</text:p>
      <text:p text:style-name="P2">Tel: +375 29 850 54 55 (MTS)</text:p>
      <text:p text:style-name="P8"><text:span text:style-name="T14">E-mail: </text:span><text:a xlink:type="simple" xlink:href="mailto:maksim.protasevich@gmail.com"><text:span text:style-name="T15">maksim.protasevich@gmail.com</text:span></text:a></text:p>
      <text:p text:style-name="P2">Skype: max.protasevich</text:p>
      <text:p text:style-name="P2"/>
      <text:p text:style-name="P5">Objective</text:p>
      <text:p text:style-name="P3"><text:span text:style-name="T7">Post: Junior </text:span><text:span text:style-name="T8">Java</text:span><text:span text:style-name="T7"> Developer.</text:span></text:p>
      <text:p text:style-name="P3"><text:span text:style-name="T8">P</text:span><text:span text:style-name="T7">referred schedule</text:span><text:span text:style-name="T8">:</text:span><text:span text:style-name="T7"> 30 hours per week.</text:span></text:p>
      <text:p text:style-name="P2">Extras, work expectations: Improve my skills in developing.</text:p>
      <text:p text:style-name="P2"/>
      <text:p text:style-name="P5">Education</text:p>
      <text:p text:style-name="P2">2010 – till now — The Belarusian State University, Faculty of Applied Mathematics and <text:span text:style-name="T19">C</text:span>omputer <text:span text:style-name="T19">S</text:span>cience.</text:p>
      <text:p text:style-name="P3"><text:span text:style-name="T8">4</text:span><text:span text:style-name="T7">th year student (average score</text:span><text:span text:style-name="T8">:</text:span><text:span text:style-name="T7"> </text:span><text:span text:style-name="T10">6</text:span><text:span text:style-name="T7">.</text:span><text:span text:style-name="T10">8</text:span><text:span text:style-name="T7">/10)</text:span></text:p>
      <text:p text:style-name="P2"/>
      <text:p text:style-name="P5">Computer Skills</text:p>
      <text:list xml:id="list3487524619155124770" text:style-name="WWNum1">
        <text:list-item>
          <text:p text:style-name="P11">Operating Systems: Windows Family, Linux distributives: ArchLinux, Mint;</text:p>
        </text:list-item>
        <text:list-item>
          <text:p text:style-name="P13"><text:span text:style-name="T2">Programming Languages: Java, J</text:span><text:span text:style-name="T3">ava</text:span><text:span text:style-name="T2">S</text:span><text:span text:style-name="T3">cript, </text:span><text:span text:style-name="T6">jQuery</text:span><text:span text:style-name="T2">;</text:span></text:p>
        </text:list-item>
        <text:list-item>
          <text:p text:style-name="P12">Markup: HTML, XML (elementary), <text:span text:style-name="T20">XSLT (elementary)</text:span>;</text:p>
        </text:list-item>
        <text:list-item>
          <text:p text:style-name="P14"><text:span text:style-name="T4">Other:</text:span><text:span text:style-name="T2"> </text:span><text:span text:style-name="T3">CSS (elementary)</text:span><text:span text:style-name="T2">;</text:span></text:p>
        </text:list-item>
        <text:list-item>
          <text:p text:style-name="P11">IDE: Eclipse, Intellij IDEA;</text:p>
        </text:list-item>
        <text:list-item>
          <text:p text:style-name="P15"><text:span text:style-name="T2">Technologies: Swing, Servlets, JSP, </text:span><text:span text:style-name="T6">JSTL, </text:span><text:span text:style-name="T2">Spring Framework </text:span><text:span text:style-name="T4">3</text:span><text:span text:style-name="T3">, </text:span><text:span text:style-name="T2">Hibernate</text:span><text:span text:style-name="T4">4, </text:span><text:span text:style-name="T3">JPA</text:span><text:span text:style-name="T4">2</text:span><text:span text:style-name="T2">;</text:span></text:p>
        </text:list-item>
        <text:list-item>
          <text:p text:style-name="P16"><text:span text:style-name="T14">And also I have some experience </text:span><text:span text:style-name="T16">with </text:span><text:span text:style-name="T14">git, maven</text:span><text:span text:style-name="T16">3, PaaS </text:span><text:span text:style-name="T17">(mostly </text:span><text:span text:style-name="T18">openshift.com</text:span><text:span text:style-name="T17">)</text:span><text:span text:style-name="T14">.</text:span></text:p>
        </text:list-item>
      </text:list>
      <text:p text:style-name="P2"/>
      <text:p text:style-name="P5">Languages</text:p>
      <text:p text:style-name="P2">Russian: Native</text:p>
      <text:p text:style-name="P2">English: Intermediate.</text:p>
      <text:p text:style-name="P2"/>
      <text:p text:style-name="P5">Books</text:p>
      <text:p text:style-name="P2">«Thinking in Java, 4th edition» Bruce Eckel</text:p>
      <text:p text:style-name="P9">«Spring in Action, 2nd edition» Craig Walls with Ryan Breidenbach</text:p>
      <text:p text:style-name="P4"><text:span text:style-name="T7">«Spring in Action, </text:span><text:span text:style-name="T8">3</text:span><text:span text:style-name="T13">rd</text:span><text:span text:style-name="T12"> </text:span><text:span text:style-name="T7">edition» Craig Walls</text:span></text:p>
      <text:p text:style-name="P7"><text:span text:style-name="T11">«</text:span><text:span text:style-name="T7">Pro Git</text:span><text:span text:style-name="T11">» </text:span><text:span text:style-name="T9">Scott Chacon</text:span></text:p>
      <text:p text:style-name="P2"/>
      <text:p text:style-name="P5">Interests</text:p>
      <text:p text:style-name="P2">Jogging, reading fantastic books, listening audiobooks.</text:p>
      <text:p text:style-name="P2"/>
      <text:p text:style-name="P5">Personal</text:p>
      <text:p text:style-name="P2">Blind stamp in Russian and English languages. I like to work in team. I am interested to get as much knowledge as I can from working in company.</text:p>
      <text:p text:style-name="P6"/>
      <text:p text:style-name="P6">Repository</text:p>
      <text:p text:style-name="P1"><text:a xlink:type="simple" xlink:href="https://github.com/MProtasevich"><text:span text:style-name="T1">https://github.com/MProtasevic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3-11-07T19:22:20.924000000</meta:creation-date>
    <meta:editing-duration>PT47M18S</meta:editing-duration>
    <meta:generator>LibreOffice/4.1.4.2$Windows_x86 LibreOffice_project/0a0440ccc0227ad9829de5f46be37cfb6edcf72</meta:generator>
    <dc:date>2014-01-29T14:20:56.958000000</dc:date>
    <meta:document-statistic meta:table-count="0" meta:image-count="0" meta:object-count="0" meta:page-count="1" meta:paragraph-count="36" meta:word-count="194" meta:character-count="1358" meta:non-whitespace-character-count="1205"/>
    <meta:user-defined meta:name="AppVersion">12.0000</meta:user-defined>
    <meta:user-defined meta:name="Company">Fore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